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4.091cm"/>
          <draw:glue-point draw:id="5" svg:x="-5cm" svg:y="-1.023cm"/>
          <draw:glue-point draw:id="6" svg:x="-5cm" svg:y="0cm"/>
          <draw:glue-point draw:id="7" svg:x="-5cm" svg:y="1.023cm"/>
          <draw:glue-point draw:id="8" svg:x="-5cm" svg:y="2.045cm"/>
          <draw:glue-point draw:id="9" svg:x="-5cm" svg:y="3.068cm"/>
          <draw:glue-point draw:id="10" svg:x="-5cm" svg:y="4.091cm"/>
          <draw:glue-point draw:id="11" svg:x="3.333cm" svg:y="-4.091cm"/>
          <draw:glue-point draw:id="12" svg:x="3.333cm" svg:y="-1.023cm"/>
          <draw:glue-point draw:id="13" svg:x="3.333cm" svg:y="3.068cm"/>
          <draw:glue-point draw:id="14" svg:x="3.333cm" svg:y="4.091cm"/>
          <draw:glue-point draw:id="15" svg:x="-0.833cm" svg:y="-5.011cm"/>
          <draw:glue-point draw:id="16" svg:x="-0.833cm" svg:y="5.011cm"/>
          <draw:glue-point draw:id="17" svg:x="5cm" svg:y="0.511cm"/>
          <draw:glue-point draw:id="18" svg:x="-1.31cm" svg:y="0.548cm"/>
          <draw:polygon draw:style-name="gr1" draw:layer="layout" svg:width="0.818cm" svg:height="1.636cm" svg:x="0cm" svg:y="0.182cm" svg:viewBox="0 0 819 1637" draw:points="0,0 819,0 819,1637 0,1637">
            <text:p/>
          </draw:polygon>
          <draw:polygon draw:style-name="gr1" draw:layer="layout" svg:width="0.102cm" svg:height="0.205cm" svg:x="0.818cm" svg:y="1cm" svg:viewBox="0 0 103 206" draw:points="0,0 103,0 103,206 0,206">
            <text:p/>
          </draw:polygon>
          <draw:path draw:style-name="gr1" draw:layer="layout" svg:width="0.818cm" svg:height="0.179cm" svg:x="0cm" svg:y="0cm" svg:viewBox="0 0 819 180" svg:d="m0 180c409-406 819 0 819 0z">
            <text:p/>
          </draw:path>
          <draw:path draw:style-name="gr1" draw:layer="layout" svg:width="0.818cm" svg:height="0.179cm" svg:x="0cm" svg:y="1.818cm" svg:viewBox="0 0 819 180" svg:d="m0 0c409 406 819 0 819 0z">
            <text:p/>
          </draw:path>
          <draw:line draw:style-name="gr2" draw:layer="layout" svg:x1="0cm" svg:y1="0.182cm" svg:x2="0cm" svg:y2="1.818cm">
            <text:p/>
          </draw:line>
          <draw:line draw:style-name="gr2" draw:layer="layout" svg:x1="0.818cm" svg:y1="0.182cm" svg:x2="0.818cm" svg:y2="1.818cm">
            <text:p/>
          </draw:line>
          <draw:path draw:style-name="gr2" draw:layer="layout" svg:width="0.818cm" svg:height="0.179cm" svg:x="0cm" svg:y="0cm" svg:viewBox="0 0 819 180" svg:d="m0 180c409-406 819 0 819 0">
            <text:p/>
          </draw:path>
          <draw:path draw:style-name="gr2" draw:layer="layout" svg:width="0.818cm" svg:height="0.179cm" svg:x="0cm" svg:y="1.818cm" svg:viewBox="0 0 819 180" svg:d="m0 0c409 406 819 0 819 0">
            <text:p/>
          </draw:path>
          <draw:line draw:style-name="gr2" draw:layer="layout" svg:x1="0cm" svg:y1="0.386cm" svg:x2="0.818cm" svg:y2="0.386cm">
            <text:p/>
          </draw:line>
          <draw:line draw:style-name="gr2" draw:layer="layout" svg:x1="0cm" svg:y1="0.591cm" svg:x2="0.818cm" svg:y2="0.591cm">
            <text:p/>
          </draw:line>
          <draw:line draw:style-name="gr2" draw:layer="layout" svg:x1="0.818cm" svg:y1="0.591cm" svg:x2="0.614cm" svg:y2="0.386cm">
            <text:p/>
          </draw:line>
          <draw:line draw:style-name="gr2" draw:layer="layout" svg:x1="0.614cm" svg:y1="0.591cm" svg:x2="0.409cm" svg:y2="0.386cm">
            <text:p/>
          </draw:line>
          <draw:line draw:style-name="gr2" draw:layer="layout" svg:x1="0.409cm" svg:y1="0.591cm" svg:x2="0.205cm" svg:y2="0.386cm">
            <text:p/>
          </draw:line>
          <draw:line draw:style-name="gr2" draw:layer="layout" svg:x1="0.205cm" svg:y1="0.591cm" svg:x2="0cm" svg:y2="0.386cm">
            <text:p/>
          </draw:line>
          <draw:line draw:style-name="gr2" draw:layer="layout" svg:x1="0cm" svg:y1="0.591cm" svg:x2="0.205cm" svg:y2="0.386cm">
            <text:p/>
          </draw:line>
          <draw:line draw:style-name="gr2" draw:layer="layout" svg:x1="0.409cm" svg:y1="0.386cm" svg:x2="0.205cm" svg:y2="0.591cm">
            <text:p/>
          </draw:line>
          <draw:line draw:style-name="gr2" draw:layer="layout" svg:x1="0.614cm" svg:y1="0.386cm" svg:x2="0.409cm" svg:y2="0.591cm">
            <text:p/>
          </draw:line>
          <draw:line draw:style-name="gr2" draw:layer="layout" svg:x1="0.818cm" svg:y1="0.386cm" svg:x2="0.614cm" svg:y2="0.591cm">
            <text:p/>
          </draw:line>
          <draw:line draw:style-name="gr2" draw:layer="layout" svg:x1="0.818cm" svg:y1="1cm" svg:x2="0.92cm" svg:y2="1cm">
            <text:p/>
          </draw:line>
          <draw:line draw:style-name="gr2" draw:layer="layout" svg:x1="0.818cm" svg:y1="1.205cm" svg:x2="0.92cm" svg:y2="1.205cm">
            <text:p/>
          </draw:line>
          <draw:line draw:style-name="gr2" draw:layer="layout" svg:x1="0.92cm" svg:y1="0.898cm" svg:x2="0.92cm" svg:y2="1.307cm">
            <text:p/>
          </draw:line>
          <draw:line draw:style-name="gr2" draw:layer="layout" svg:x1="0.982cm" svg:y1="0.898cm" svg:x2="0.982cm" svg:y2="1.30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knockout</dc:title>
    <meta:creation-date>2011-02-07T17:00:35</meta:creation-date>
    <meta:editing-duration>P0D</meta:editing-duration>
    <meta:editing-cycles>1</meta:editing-cycles>
    <meta:document-statistic meta:object-count="23"/>
    <meta:generator>OpenOffice.org/3.3$Linux OpenOffice.org_project/330m20$Build-9567</meta:generator>
  </office:meta>
</office:document-meta>
</file>